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P1" style:family="paragraph" style:parent-style-name="No_20_Spacing">
      <style:text-properties fo:color="#000000" officeooo:rsid="002eba09" officeooo:paragraph-rsid="002eba09" style:font-name-asian="Times New Roman2" style:font-size-complex="12pt"/>
    </style:style>
    <style:style style:name="P2" style:family="paragraph" style:parent-style-name="No_20_Spacing">
      <style:text-properties fo:color="#000000" officeooo:rsid="002eba09" officeooo:paragraph-rsid="0031909f" style:font-name-asian="Times New Roman2" style:font-size-complex="12pt"/>
    </style:style>
    <style:style style:name="P3" style:family="paragraph" style:parent-style-name="No_20_Spacing">
      <style:text-properties fo:color="#000000" officeooo:rsid="002eba09" officeooo:paragraph-rsid="00323093" style:font-name-asian="Times New Roman2" style:font-size-complex="12pt"/>
    </style:style>
    <style:style style:name="P4" style:family="paragraph" style:parent-style-name="No_20_Spacing">
      <style:text-properties fo:color="#000000" officeooo:rsid="002fe28f" officeooo:paragraph-rsid="002fe28f" style:font-name-asian="Times New Roman2" style:font-size-complex="12pt"/>
    </style:style>
    <style:style style:name="P5" style:family="paragraph" style:parent-style-name="No_20_Spacing">
      <style:text-properties fo:color="#000000" officeooo:rsid="002fe28f" officeooo:paragraph-rsid="0031909f" style:font-name-asian="Times New Roman2" style:font-size-complex="12pt"/>
    </style:style>
    <style:style style:name="P6" style:family="paragraph" style:parent-style-name="No_20_Spacing">
      <style:paragraph-properties fo:text-align="center" style:justify-single-word="false"/>
      <style:text-properties fo:color="#000000" officeooo:rsid="002fe28f" officeooo:paragraph-rsid="002fe28f" style:font-name-asian="Times New Roman2" style:font-size-complex="12pt"/>
    </style:style>
    <style:style style:name="P7" style:family="paragraph" style:parent-style-name="No_20_Spacing">
      <style:text-properties fo:color="#000000" officeooo:rsid="0031909f" officeooo:paragraph-rsid="0031909f" style:font-name-asian="Times New Roman2" style:font-size-complex="12pt"/>
    </style:style>
    <style:style style:name="P8" style:family="paragraph" style:parent-style-name="No_20_Spacing">
      <style:text-properties fo:color="#000000" officeooo:rsid="005e5d85" officeooo:paragraph-rsid="005e5d85" style:font-name-asian="Times New Roman2" style:font-size-complex="12pt"/>
    </style:style>
    <style:style style:name="P9" style:family="paragraph" style:parent-style-name="No_20_Spacing">
      <style:text-properties fo:color="#000000" officeooo:rsid="005f412b" officeooo:paragraph-rsid="002fe28f" style:font-name-asian="Times New Roman2" style:font-size-complex="12pt"/>
    </style:style>
    <style:style style:name="P10" style:family="paragraph" style:parent-style-name="No_20_Spacing">
      <style:text-properties fo:color="#000000" officeooo:rsid="005f412b" officeooo:paragraph-rsid="005f412b" style:font-name-asian="Times New Roman2" style:font-size-complex="12pt"/>
    </style:style>
    <style:style style:name="P11" style:family="paragraph" style:parent-style-name="No_20_Spacing">
      <style:text-properties fo:color="#000000" officeooo:rsid="0060f0a2" officeooo:paragraph-rsid="0060f0a2" style:font-name-asian="Times New Roman2" style:font-size-complex="12pt"/>
    </style:style>
    <style:style style:name="P12" style:family="paragraph" style:parent-style-name="No_20_Spacing">
      <style:text-properties fo:color="#000000" officeooo:rsid="0066220a" officeooo:paragraph-rsid="0066220a" style:font-name-asian="Times New Roman2" style:font-size-complex="12pt"/>
    </style:style>
    <style:style style:name="P13" style:family="paragraph" style:parent-style-name="No_20_Spacing">
      <style:text-properties fo:color="#000000" fo:font-weight="bold" officeooo:rsid="00323093" officeooo:paragraph-rsid="00323093" style:font-weight-asian="bold" style:font-weight-complex="bold"/>
    </style:style>
    <style:style style:name="P14" style:family="paragraph" style:parent-style-name="No_20_Spacing"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15" style:family="paragraph" style:parent-style-name="No_20_Spacing">
      <style:text-properties fo:color="#000000" officeooo:paragraph-rsid="000b5636"/>
    </style:style>
    <style:style style:name="P16" style:family="paragraph" style:parent-style-name="No_20_Spacing">
      <style:text-properties fo:color="#000000" style:font-name="Courier New" fo:font-size="9pt" officeooo:rsid="004b9dc1" officeooo:paragraph-rsid="004b9dc1" style:font-size-asian="9pt" style:font-size-complex="9pt"/>
    </style:style>
    <style:style style:name="P17" style:family="paragraph" style:parent-style-name="No_20_Spacing">
      <style:text-properties fo:color="#000000" style:font-name="Courier New" fo:font-size="9pt" officeooo:rsid="004b9dc1" officeooo:paragraph-rsid="004d0ea8" style:font-size-asian="9pt" style:font-size-complex="9pt"/>
    </style:style>
    <style:style style:name="P18" style:family="paragraph" style:parent-style-name="No_20_Spacing">
      <style:text-properties fo:color="#000000" style:font-name="Courier New" fo:font-size="9pt" officeooo:rsid="00612c9f" officeooo:paragraph-rsid="00612c9f" style:font-name-asian="Times New Roman2" style:font-size-asian="9pt" style:font-size-complex="9pt"/>
    </style:style>
    <style:style style:name="P19" style:family="paragraph" style:parent-style-name="No_20_Spacing">
      <style:text-properties fo:color="#000000" style:font-name="Times New Roman1" officeooo:rsid="002fe28f" officeooo:paragraph-rsid="002fe28f" style:font-name-asian="Times New Roman2" style:font-size-complex="12pt"/>
    </style:style>
    <style:style style:name="P20" style:family="paragraph" style:parent-style-name="No_20_Spacing">
      <style:text-properties fo:color="#000000" style:font-name="Times New Roman1" officeooo:rsid="002eba09" officeooo:paragraph-rsid="002eba09" style:font-name-asian="Times New Roman2" style:font-size-complex="12pt"/>
    </style:style>
    <style:style style:name="P21" style:family="paragraph" style:parent-style-name="No_20_Spacing">
      <style:text-properties fo:color="#000000" style:font-name="Times New Roman1" officeooo:rsid="00612c9f" officeooo:paragraph-rsid="00612c9f" style:font-name-asian="Times New Roman2" style:font-size-complex="12pt"/>
    </style:style>
    <style:style style:name="P22" style:family="paragraph" style:parent-style-name="No_20_Spacing">
      <style:text-properties fo:color="#000000" style:font-name="Courier 10 Pitch" officeooo:rsid="002eba09" officeooo:paragraph-rsid="002eba09" style:font-name-asian="Times New Roman2" style:font-size-complex="12pt"/>
    </style:style>
    <style:style style:name="P23" style:family="paragraph" style:parent-style-name="No_20_Spacing">
      <style:text-properties fo:color="#000000" style:font-name="Courier 10 Pitch" officeooo:rsid="002fe28f" officeooo:paragraph-rsid="002fe28f" style:font-name-asian="Times New Roman2" style:font-size-complex="12pt"/>
    </style:style>
    <style:style style:name="P24" style:family="paragraph" style:parent-style-name="No_20_Spacing">
      <style:text-properties fo:color="#000000" style:font-name="Courier 10 Pitch" officeooo:rsid="002fe28f" officeooo:paragraph-rsid="0031909f" style:font-name-asian="Times New Roman2" style:font-size-complex="12pt"/>
    </style:style>
    <style:style style:name="P25" style:family="paragraph" style:parent-style-name="No_20_Spacing">
      <style:text-properties fo:color="#000000" style:font-name="Courier 10 Pitch" officeooo:rsid="005f412b" officeooo:paragraph-rsid="005f412b" style:font-name-asian="Times New Roman2" style:font-size-complex="12pt"/>
    </style:style>
    <style:style style:name="P26" style:family="paragraph" style:parent-style-name="No_20_Spacing">
      <style:text-properties fo:color="#000000" style:font-name="Courier 10 Pitch" fo:font-size="10pt" officeooo:rsid="002fe28f" officeooo:paragraph-rsid="002fe28f" style:font-name-asian="Times New Roman2" style:font-size-asian="10pt" style:font-size-complex="10pt"/>
    </style:style>
    <style:style style:name="P27" style:family="paragraph" style:parent-style-name="No_20_Spacing">
      <style:text-properties fo:color="#000000" style:font-name="Courier 10 Pitch" fo:font-size="10pt" officeooo:rsid="002fe28f" officeooo:paragraph-rsid="0031909f" style:font-name-asian="Times New Roman2" style:font-size-asian="10pt" style:font-size-complex="10pt"/>
    </style:style>
    <style:style style:name="P28" style:family="paragraph" style:parent-style-name="No_20_Spacing">
      <style:text-properties fo:color="#000000" style:font-name="Courier 10 Pitch" fo:font-size="8pt" officeooo:rsid="0034604e" officeooo:paragraph-rsid="0034604e" style:font-size-asian="8pt" style:font-size-complex="8pt"/>
    </style:style>
    <style:style style:name="P29" style:family="paragraph" style:parent-style-name="No_20_Spacing">
      <style:text-properties fo:color="#000000" officeooo:rsid="00323093" officeooo:paragraph-rsid="00323093"/>
    </style:style>
    <style:style style:name="P30" style:family="paragraph" style:parent-style-name="No_20_Spacing">
      <style:text-properties fo:color="#000000" officeooo:rsid="0034604e" officeooo:paragraph-rsid="0034604e"/>
    </style:style>
    <style:style style:name="P31" style:family="paragraph" style:parent-style-name="No_20_Spacing">
      <style:text-properties fo:color="#000000" officeooo:rsid="00356519" officeooo:paragraph-rsid="00356519"/>
    </style:style>
    <style:style style:name="P32" style:family="paragraph" style:parent-style-name="No_20_Spacing">
      <style:text-properties fo:color="#000000" officeooo:rsid="003723c0" officeooo:paragraph-rsid="003723c0"/>
    </style:style>
    <style:style style:name="P33" style:family="paragraph" style:parent-style-name="No_20_Spacing">
      <style:text-properties fo:color="#000000" officeooo:rsid="003d373e" officeooo:paragraph-rsid="003d373e"/>
    </style:style>
    <style:style style:name="P34" style:family="paragraph" style:parent-style-name="No_20_Spacing">
      <style:text-properties fo:color="#000000" officeooo:rsid="003e91c2" officeooo:paragraph-rsid="003e91c2"/>
    </style:style>
    <style:style style:name="P35" style:family="paragraph" style:parent-style-name="No_20_Spacing">
      <style:text-properties fo:color="#000000" officeooo:rsid="003fe3c2" officeooo:paragraph-rsid="003fe3c2"/>
    </style:style>
    <style:style style:name="P36" style:family="paragraph" style:parent-style-name="No_20_Spacing">
      <style:text-properties fo:color="#000000" officeooo:rsid="00430ebf" officeooo:paragraph-rsid="00430ebf"/>
    </style:style>
    <style:style style:name="P37" style:family="paragraph" style:parent-style-name="No_20_Spacing">
      <style:text-properties fo:color="#000000" officeooo:rsid="004958ec" officeooo:paragraph-rsid="004958ec"/>
    </style:style>
    <style:style style:name="P38" style:family="paragraph" style:parent-style-name="No_20_Spacing">
      <style:text-properties fo:color="#000000" officeooo:rsid="004b9dc1" officeooo:paragraph-rsid="004b9dc1"/>
    </style:style>
    <style:style style:name="P39" style:family="paragraph" style:parent-style-name="No_20_Spacing">
      <style:text-properties fo:color="#000000" officeooo:rsid="005f412b" officeooo:paragraph-rsid="005f412b"/>
    </style:style>
    <style:style style:name="P40" style:family="paragraph" style:parent-style-name="No_20_Spacing">
      <style:text-properties fo:color="#000000" officeooo:rsid="00655283" officeooo:paragraph-rsid="00655283"/>
    </style:style>
    <style:style style:name="P41" style:family="paragraph" style:parent-style-name="No_20_Spacing">
      <style:text-properties fo:color="#000000" officeooo:rsid="0065b77b" officeooo:paragraph-rsid="0065b77b"/>
    </style:style>
    <style:style style:name="P42" style:family="paragraph" style:parent-style-name="No_20_Spacing">
      <style:text-properties fo:color="#000000" officeooo:rsid="006797e0" officeooo:paragraph-rsid="006797e0"/>
    </style:style>
    <style:style style:name="P43" style:family="paragraph" style:parent-style-name="No_20_Spacing">
      <style:text-properties officeooo:paragraph-rsid="000b5636"/>
    </style:style>
    <style:style style:name="P44" style:family="paragraph" style:parent-style-name="No_20_Spacing">
      <style:text-properties style:font-name="Andale Mono" fo:font-size="10pt" officeooo:rsid="0026152c" officeooo:paragraph-rsid="0026152c" style:font-size-asian="10pt" style:font-size-complex="10pt"/>
    </style:style>
    <style:style style:name="P45" style:family="paragraph" style:parent-style-name="No_20_Spacing">
      <style:text-properties style:font-name="Andale Mono" fo:font-size="10pt" officeooo:rsid="0026152c" officeooo:paragraph-rsid="002b76a5" style:font-size-asian="10pt" style:font-size-complex="10pt"/>
    </style:style>
    <style:style style:name="P46" style:family="paragraph" style:parent-style-name="No_20_Spacing">
      <style:text-properties style:font-name="Andale Mono" fo:font-size="10pt" officeooo:rsid="001a3427" officeooo:paragraph-rsid="001a3427" style:font-size-asian="10pt" style:font-size-complex="10pt"/>
    </style:style>
    <style:style style:name="P47" style:family="paragraph" style:parent-style-name="No_20_Spacing">
      <style:text-properties officeooo:rsid="001a3427" officeooo:paragraph-rsid="001a3427"/>
    </style:style>
    <style:style style:name="P48" style:family="paragraph" style:parent-style-name="No_20_Spacing">
      <style:text-properties fo:font-weight="bold" officeooo:rsid="001a3427" officeooo:paragraph-rsid="001a3427" style:font-weight-asian="bold" style:font-weight-complex="bold"/>
    </style:style>
    <style:style style:name="P49" style:family="paragraph" style:parent-style-name="No_20_Spacing">
      <style:text-properties fo:font-weight="bold" officeooo:rsid="0024ef67" officeooo:paragraph-rsid="0024ef67" style:font-weight-asian="bold" style:font-weight-complex="bold"/>
    </style:style>
    <style:style style:name="P50" style:family="paragraph" style:parent-style-name="No_20_Spacing">
      <style:text-properties fo:font-weight="bold" officeooo:rsid="0026152c" officeooo:paragraph-rsid="0026152c" style:font-weight-asian="bold" style:font-weight-complex="bold"/>
    </style:style>
    <style:style style:name="P51" style:family="paragraph" style:parent-style-name="No_20_Spacing">
      <style:text-properties fo:font-weight="bold" officeooo:rsid="005e5d85" officeooo:paragraph-rsid="005e5d85" style:font-weight-asian="bold" style:font-weight-complex="bold"/>
    </style:style>
    <style:style style:name="P52" style:family="paragraph" style:parent-style-name="No_20_Spacing">
      <style:text-properties officeooo:rsid="001b67a5" officeooo:paragraph-rsid="001b67a5"/>
    </style:style>
    <style:style style:name="P53" style:family="paragraph" style:parent-style-name="No_20_Spacing">
      <style:text-properties officeooo:rsid="001b67a5" officeooo:paragraph-rsid="002b76a5"/>
    </style:style>
    <style:style style:name="P54" style:family="paragraph" style:parent-style-name="No_20_Spacing">
      <style:text-properties officeooo:rsid="001d4d79" officeooo:paragraph-rsid="001d4d79"/>
    </style:style>
    <style:style style:name="P55" style:family="paragraph" style:parent-style-name="No_20_Spacing">
      <style:text-properties officeooo:rsid="001d4d79" officeooo:paragraph-rsid="0020e17d"/>
    </style:style>
    <style:style style:name="P56" style:family="paragraph" style:parent-style-name="No_20_Spacing">
      <style:text-properties officeooo:rsid="001d4d79" officeooo:paragraph-rsid="002b76a5"/>
    </style:style>
    <style:style style:name="P57" style:family="paragraph" style:parent-style-name="No_20_Spacing">
      <style:text-properties officeooo:rsid="00205b27" officeooo:paragraph-rsid="00205b27"/>
    </style:style>
    <style:style style:name="P58" style:family="paragraph" style:parent-style-name="No_20_Spacing">
      <style:text-properties officeooo:rsid="00205b27" officeooo:paragraph-rsid="0020e17d"/>
    </style:style>
    <style:style style:name="P59" style:family="paragraph" style:parent-style-name="No_20_Spacing">
      <style:text-properties officeooo:rsid="00205b27" officeooo:paragraph-rsid="002c8235"/>
    </style:style>
    <style:style style:name="P60" style:family="paragraph" style:parent-style-name="No_20_Spacing">
      <style:text-properties fo:font-style="normal" officeooo:rsid="0020e17d" officeooo:paragraph-rsid="0020e17d" style:font-style-asian="normal" style:font-style-complex="normal"/>
    </style:style>
    <style:style style:name="P61" style:family="paragraph" style:parent-style-name="No_20_Spacing">
      <style:text-properties fo:font-style="normal" officeooo:rsid="001d4d79" officeooo:paragraph-rsid="00231beb" style:font-style-asian="normal" style:font-style-complex="normal"/>
    </style:style>
    <style:style style:name="P62" style:family="paragraph" style:parent-style-name="No_20_Spacing">
      <style:text-properties fo:font-style="normal" officeooo:rsid="001d4d79" officeooo:paragraph-rsid="002b76a5" style:font-style-asian="normal" style:font-style-complex="normal"/>
    </style:style>
    <style:style style:name="P63" style:family="paragraph" style:parent-style-name="No_20_Spacing">
      <style:text-properties fo:font-style="normal" officeooo:rsid="00231beb" officeooo:paragraph-rsid="00231beb" style:font-style-asian="normal" style:font-style-complex="normal"/>
    </style:style>
    <style:style style:name="P64" style:family="paragraph" style:parent-style-name="No_20_Spacing">
      <style:text-properties fo:font-style="normal" officeooo:rsid="00231beb" officeooo:paragraph-rsid="002b76a5" style:font-style-asian="normal" style:font-style-complex="normal"/>
    </style:style>
    <style:style style:name="P65" style:family="paragraph" style:parent-style-name="No_20_Spacing">
      <style:text-properties fo:font-style="normal" officeooo:rsid="0023e044" officeooo:paragraph-rsid="0023e044" style:font-style-asian="normal" style:font-style-complex="normal"/>
    </style:style>
    <style:style style:name="P66" style:family="paragraph" style:parent-style-name="No_20_Spacing">
      <style:text-properties fo:font-style="normal" officeooo:rsid="002484aa" officeooo:paragraph-rsid="002484aa" style:font-style-asian="normal" style:font-style-complex="normal"/>
    </style:style>
    <style:style style:name="P67" style:family="paragraph" style:parent-style-name="No_20_Spacing">
      <style:text-properties fo:font-style="normal" officeooo:rsid="00205b27" officeooo:paragraph-rsid="002b76a5" style:font-style-asian="normal" style:font-style-complex="normal"/>
    </style:style>
    <style:style style:name="P68" style:family="paragraph" style:parent-style-name="No_20_Spacing">
      <style:text-properties fo:font-style="normal" officeooo:rsid="002b76a5" officeooo:paragraph-rsid="002b76a5" style:font-style-asian="normal" style:font-style-complex="normal"/>
    </style:style>
    <style:style style:name="P69" style:family="paragraph" style:parent-style-name="No_20_Spacing">
      <style:text-properties fo:font-style="normal" fo:font-weight="bold" officeooo:rsid="002484aa" officeooo:paragraph-rsid="002484aa" style:font-style-asian="normal" style:font-weight-asian="bold" style:font-style-complex="normal" style:font-weight-complex="bold"/>
    </style:style>
    <style:style style:name="P70" style:family="paragraph" style:parent-style-name="No_20_Spacing">
      <style:text-properties fo:font-style="normal" fo:font-weight="bold" officeooo:rsid="002b76a5" officeooo:paragraph-rsid="002b76a5" style:font-style-asian="normal" style:font-weight-asian="bold" style:font-style-complex="normal" style:font-weight-complex="bold"/>
    </style:style>
    <style:style style:name="P71" style:family="paragraph" style:parent-style-name="No_20_Spacing">
      <style:text-properties officeooo:rsid="0024ef67" officeooo:paragraph-rsid="0024ef67"/>
    </style:style>
    <style:style style:name="P72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P73" style:family="paragraph" style:parent-style-name="No_20_Spacing">
      <style:text-properties officeooo:rsid="00291c60" officeooo:paragraph-rsid="00291c60"/>
    </style:style>
    <style:style style:name="P74" style:family="paragraph" style:parent-style-name="No_20_Spacing">
      <style:text-properties style:font-name="Courier 10 Pitch" officeooo:rsid="00205b27" officeooo:paragraph-rsid="002b76a5"/>
    </style:style>
    <style:style style:name="P75" style:family="paragraph" style:parent-style-name="No_20_Spacing">
      <style:text-properties style:font-name="Courier 10 Pitch" officeooo:rsid="001d4d79" officeooo:paragraph-rsid="002b76a5"/>
    </style:style>
    <style:style style:name="P76" style:family="paragraph" style:parent-style-name="No_20_Spacing">
      <style:text-properties officeooo:rsid="002b76a5" officeooo:paragraph-rsid="002b76a5"/>
    </style:style>
    <style:style style:name="P77" style:family="paragraph" style:parent-style-name="No_20_Spacing">
      <style:text-properties officeooo:rsid="0020e17d" officeooo:paragraph-rsid="002b76a5"/>
    </style:style>
    <style:style style:name="P78" style:family="paragraph" style:parent-style-name="No_20_Spacing">
      <style:text-properties officeooo:rsid="0020e17d" officeooo:paragraph-rsid="0020e17d"/>
    </style:style>
    <style:style style:name="P79" style:family="paragraph" style:parent-style-name="No_20_Spacing">
      <style:text-properties officeooo:rsid="002c8235" officeooo:paragraph-rsid="002c8235"/>
    </style:style>
    <style:style style:name="P80" style:family="paragraph" style:parent-style-name="No_20_Spacing">
      <style:text-properties officeooo:rsid="002eba09" officeooo:paragraph-rsid="002eba09"/>
    </style:style>
    <style:style style:name="P81" style:family="paragraph" style:parent-style-name="No_20_Spacing">
      <style:text-properties officeooo:rsid="005e5d85" officeooo:paragraph-rsid="005e5d85"/>
    </style:style>
    <style:style style:name="P82" style:family="paragraph" style:parent-style-name="No_20_Spacing">
      <style:paragraph-properties fo:break-before="page"/>
      <style:text-properties fo:color="#000000" fo:font-weight="bold" officeooo:rsid="004958ec" officeooo:paragraph-rsid="004958ec" style:font-weight-asian="bold" style:font-weight-complex="bold"/>
    </style:style>
    <style:style style:name="P83" style:family="paragraph" style:parent-style-name="No_20_Spacing">
      <style:paragraph-properties fo:break-before="page"/>
      <style:text-properties fo:color="#000000" fo:font-weight="bold" officeooo:rsid="00655283" officeooo:paragraph-rsid="00655283" style:font-weight-asian="bold" style:font-weight-complex="bold"/>
    </style:style>
    <style:style style:name="P84" style:family="paragraph" style:parent-style-name="No_20_Spacing">
      <style:paragraph-properties fo:break-before="page"/>
      <style:text-properties fo:color="#000000" officeooo:rsid="002eba09" officeooo:paragraph-rsid="002eba09" style:font-name-asian="Times New Roman2" style:font-size-complex="12pt"/>
    </style:style>
    <style:style style:name="P85" style:family="paragraph" style:parent-style-name="No_20_Spacing">
      <style:paragraph-properties fo:break-before="page"/>
      <style:text-properties fo:color="#000000" officeooo:rsid="002fe28f" officeooo:paragraph-rsid="002fe28f" style:font-name-asian="Times New Roman2" style:font-size-complex="12pt"/>
    </style:style>
    <style:style style:name="P86" style:family="paragraph" style:parent-style-name="No_20_Spacing">
      <style:paragraph-properties fo:break-before="page"/>
      <style:text-properties fo:color="#000000" officeooo:paragraph-rsid="000b5636"/>
    </style:style>
    <style:style style:name="P87" style:family="paragraph" style:parent-style-name="No_20_Spacing">
      <style:paragraph-properties fo:break-before="page"/>
      <style:text-properties fo:color="#000000" officeooo:rsid="003e91c2" officeooo:paragraph-rsid="003e91c2"/>
    </style:style>
    <style:style style:name="P88" style:family="paragraph" style:parent-style-name="No_20_Spacing">
      <style:paragraph-properties fo:break-before="page"/>
      <style:text-properties fo:color="#000000" officeooo:rsid="00655283" officeooo:paragraph-rsid="00655283"/>
    </style:style>
    <style:style style:name="P89" style:family="paragraph" style:parent-style-name="No_20_Spacing">
      <style:paragraph-properties fo:break-before="page"/>
      <style:text-properties fo:font-weight="bold" officeooo:rsid="0024ef67" officeooo:paragraph-rsid="0024ef67" style:font-weight-asian="bold" style:font-weight-complex="bold"/>
    </style:style>
    <style:style style:name="P90" style:family="paragraph" style:parent-style-name="No_20_Spacing">
      <style:paragraph-properties fo:break-before="page"/>
      <style:text-properties fo:font-weight="bold" officeooo:rsid="0026152c" officeooo:paragraph-rsid="0026152c" style:font-weight-asian="bold" style:font-weight-complex="bold"/>
    </style:style>
    <style:style style:name="P91" style:family="paragraph" style:parent-style-name="No_20_Spacing">
      <style:paragraph-properties fo:break-before="page"/>
      <style:text-properties fo:font-weight="bold" officeooo:rsid="005cac33" officeooo:paragraph-rsid="005cac33" style:font-weight-asian="bold" style:font-weight-complex="bold"/>
    </style:style>
    <style:style style:name="P92" style:family="paragraph" style:parent-style-name="No_20_Spacing">
      <style:paragraph-properties fo:break-before="page"/>
      <style:text-properties officeooo:rsid="001b67a5" officeooo:paragraph-rsid="001b67a5"/>
    </style:style>
    <style:style style:name="P93" style:family="paragraph" style:parent-style-name="No_20_Spacing">
      <style:paragraph-properties fo:break-before="page"/>
      <style:text-properties officeooo:rsid="002b76a5" officeooo:paragraph-rsid="002b76a5"/>
    </style:style>
    <style:style style:name="P94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c8235" officeooo:paragraph-rsid="002c8235"/>
    </style:style>
    <style:style style:name="P95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b76a5" officeooo:paragraph-rsid="002b76a5"/>
    </style:style>
    <style:style style:name="P96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91c60" officeooo:paragraph-rsid="00291c60"/>
    </style:style>
    <style:style style:name="P97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91c60" officeooo:paragraph-rsid="002b76a5"/>
    </style:style>
    <style:style style:name="P98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1b67a5" officeooo:paragraph-rsid="002b76a5"/>
    </style:style>
    <style:style style:name="P99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1b67a5"/>
    </style:style>
    <style:style style:name="P100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2b76a5"/>
    </style:style>
    <style:style style:name="P101" style:family="paragraph" style:parent-style-name="No_20_Spacing">
      <style:paragraph-properties fo:margin-left="1.251cm" fo:margin-right="0cm" fo:text-indent="0cm" style:auto-text-indent="false"/>
      <style:text-properties fo:color="#000000" style:font-name="Courier 10 Pitch" fo:font-size="9pt" officeooo:rsid="002eba09" officeooo:paragraph-rsid="002eba09" style:font-name-asian="Times New Roman2" style:font-size-asian="9pt" style:font-size-complex="9pt"/>
    </style:style>
    <style:style style:name="P102" style:family="paragraph" style:parent-style-name="Standard">
      <style:text-properties fo:color="#000000" officeooo:rsid="00655283" officeooo:paragraph-rsid="00655283"/>
    </style:style>
    <style:style style:name="P103" style:family="paragraph" style:parent-style-name="Standard">
      <style:paragraph-properties fo:margin-top="0cm" fo:margin-bottom="0.499cm" style:contextual-spacing="false" fo:line-height="138%" style:writing-mode="lr-tb"/>
      <style:text-properties officeooo:paragraph-rsid="0065b77b"/>
    </style:style>
    <style:style style:name="P104" style:family="paragraph" style:parent-style-name="Standard">
      <style:paragraph-properties fo:margin-top="0cm" fo:margin-bottom="0.499cm" style:contextual-spacing="false" fo:line-height="138%" style:writing-mode="lr-tb"/>
      <style:text-properties officeooo:rsid="0065b77b" officeooo:paragraph-rsid="0065b77b"/>
    </style:style>
    <style:style style:name="P105" style:family="paragraph" style:parent-style-name="Standard">
      <style:paragraph-properties fo:margin-top="0cm" fo:margin-bottom="0.499cm" style:contextual-spacing="false" fo:line-height="138%" style:writing-mode="lr-tb"/>
      <style:text-properties style:font-name="Courier 10 Pitch" fo:font-size="9pt" officeooo:rsid="0065b77b" officeooo:paragraph-rsid="0065b77b" style:font-size-asian="9pt" style:font-size-complex="9pt"/>
    </style:style>
    <style:style style:name="P106" style:family="paragraph" style:parent-style-name="Standard">
      <style:paragraph-properties fo:margin-top="0cm" fo:margin-bottom="0.499cm" style:contextual-spacing="true" fo:line-height="100%" style:writing-mode="lr-tb">
        <style:tab-stops/>
      </style:paragraph-properties>
      <style:text-properties style:font-name="Courier 10 Pitch" fo:font-size="9pt" officeooo:rsid="0065b77b" officeooo:paragraph-rsid="0065b77b" style:font-size-asian="9pt" style:font-size-complex="9pt"/>
    </style:style>
    <style:style style:name="P107" style:family="paragraph" style:parent-style-name="Standard">
      <style:paragraph-properties fo:margin-top="0cm" fo:margin-bottom="0.499cm" style:contextual-spacing="true" fo:line-height="100%" style:writing-mode="lr-tb">
        <style:tab-stops/>
      </style:paragraph-properties>
      <style:text-properties fo:color="#000000" style:font-name="Courier 10 Pitch" fo:font-size="9pt" officeooo:rsid="0065b77b" officeooo:paragraph-rsid="0065b77b" style:font-size-asian="9pt" style:font-size-complex="9pt"/>
    </style:style>
    <style:style style:name="P108" style:family="paragraph" style:parent-style-name="Text_20_body">
      <style:paragraph-properties fo:margin-top="0cm" fo:margin-bottom="0cm" style:contextual-spacing="false" fo:line-height="138%" style:writing-mode="lr-tb"/>
    </style:style>
    <style:style style:name="P109" style:family="paragraph" style:parent-style-name="No_20_Spacing" style:master-page-name="">
      <style:paragraph-properties fo:margin-left="1.7cm" fo:margin-right="0cm" fo:text-align="start" style:justify-single-word="false" fo:orphans="2" fo:widows="2" fo:text-indent="0cm" style:auto-text-indent="false" style:page-number="auto" style:vertical-align="auto" style:writing-mode="lr-tb"/>
      <style:text-properties fo:color="#000000" officeooo:rsid="0060f0a2" officeooo:paragraph-rsid="0060f0a2" style:font-name-asian="Times New Roman2" style:font-size-complex="12pt"/>
    </style:style>
    <style:style style:name="P110" style:family="paragraph" style:parent-style-name="No_20_Spacing" style:master-page-name="">
      <style:paragraph-properties fo:margin-left="1.7cm" fo:margin-right="0cm" fo:text-align="start" style:justify-single-word="false" fo:orphans="2" fo:widows="2" fo:text-indent="0cm" style:auto-text-indent="false" style:page-number="auto" style:vertical-align="auto" style:writing-mode="lr-tb"/>
      <style:text-properties fo:color="#000000" officeooo:rsid="0066220a" officeooo:paragraph-rsid="0066220a" style:font-name-asian="Times New Roman2" style:font-size-complex="12pt"/>
    </style:style>
    <style:style style:name="P111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1" officeooo:paragraph-rsid="0060f0a2"/>
    </style:style>
    <style:style style:name="P112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1" officeooo:rsid="002fe28f" officeooo:paragraph-rsid="002fe28f" style:font-name-asian="Times New Roman2" style:font-size-complex="12pt"/>
    </style:style>
    <style:style style:name="P113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color="#000000" officeooo:rsid="0066220a" officeooo:paragraph-rsid="0066220a" style:font-name-asian="Times New Roman2" style:font-size-complex="12pt"/>
    </style:style>
    <style:style style:name="P114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font-variant="normal" fo:text-transform="none" fo:color="#000000" style:font-name="Times New Roman1" fo:font-size="10.3999996185303pt" fo:letter-spacing="normal" fo:font-style="normal" fo:font-weight="normal" officeooo:rsid="0060f0a2" officeooo:paragraph-rsid="0060f0a2"/>
    </style:style>
    <style:style style:name="P115" style:family="paragraph" style:parent-style-name="No_20_Spacing">
      <style:text-properties fo:color="#000000" officeooo:rsid="006797e0" officeooo:paragraph-rsid="006797e0"/>
    </style:style>
    <style:style style:name="P116" style:family="paragraph" style:parent-style-name="No_20_Spacing">
      <style:text-properties fo:color="#000000" officeooo:rsid="006cc9d5" officeooo:paragraph-rsid="006cc9d5"/>
    </style:style>
    <style:style style:name="P117" style:family="paragraph" style:parent-style-name="No_20_Spacing">
      <style:text-properties fo:font-style="normal" officeooo:rsid="002b76a5" officeooo:paragraph-rsid="004b05af" style:font-style-asian="normal" style:font-style-complex="normal"/>
    </style:style>
    <style:style style:name="P118" style:family="paragraph" style:parent-style-name="No_20_Spacing">
      <style:text-properties officeooo:rsid="002eba09" officeooo:paragraph-rsid="002eba09"/>
    </style:style>
    <style:style style:name="P119" style:family="paragraph" style:parent-style-name="No_20_Spacing">
      <style:text-properties officeooo:rsid="006e743c" officeooo:paragraph-rsid="006e743c"/>
    </style:style>
    <style:style style:name="P120" style:family="paragraph" style:parent-style-name="No_20_Spacing">
      <style:paragraph-properties style:border-line-width-bottom="0.012cm 0.012cm 0.012cm" fo:padding="0.074cm" fo:border-left="none" fo:border-right="none" fo:border-top="none" fo:border-bottom="0.99pt double #000000" style:join-border="false"/>
      <style:text-properties fo:color="#000000" officeooo:rsid="006cc9d5" officeooo:paragraph-rsid="006cc9d5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5b2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5b27" style:font-style-asian="italic" style:font-style-complex="italic"/>
    </style:style>
    <style:style style:name="T6" style:family="text">
      <style:text-properties fo:font-style="italic" officeooo:rsid="002c8235" style:font-style-asian="italic" style:font-style-complex="italic"/>
    </style:style>
    <style:style style:name="T7" style:family="text">
      <style:text-properties officeooo:rsid="0026152c"/>
    </style:style>
    <style:style style:name="T8" style:family="text">
      <style:text-properties style:font-name="Courier 10 Pitch"/>
    </style:style>
    <style:style style:name="T9" style:family="text">
      <style:text-properties style:font-name="Courier 10 Pitch" officeooo:rsid="002b76a5"/>
    </style:style>
    <style:style style:name="T10" style:family="text">
      <style:text-properties style:font-name="Courier 10 Pitch" officeooo:rsid="00205b27"/>
    </style:style>
    <style:style style:name="T11" style:family="text">
      <style:text-properties officeooo:rsid="002b76a5"/>
    </style:style>
    <style:style style:name="T12" style:family="text">
      <style:text-properties officeooo:rsid="002c8235"/>
    </style:style>
    <style:style style:name="T13" style:family="text">
      <style:text-properties officeooo:rsid="002fe28f"/>
    </style:style>
    <style:style style:name="T14" style:family="text">
      <style:text-properties officeooo:rsid="0031909f"/>
    </style:style>
    <style:style style:name="T15" style:family="text">
      <style:text-properties officeooo:rsid="0034604e"/>
    </style:style>
    <style:style style:name="T16" style:family="text">
      <style:text-properties officeooo:rsid="003fe3c2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4d0ea8"/>
    </style:style>
    <style:style style:name="T19" style:family="text">
      <style:text-properties officeooo:rsid="005e5d85"/>
    </style:style>
    <style:style style:name="T20" style:family="text">
      <style:text-properties officeooo:rsid="005f412b"/>
    </style:style>
    <style:style style:name="T21" style:family="text">
      <style:text-properties fo:font-variant="normal" fo:text-transform="none" fo:font-size="10.3999996185303pt" fo:letter-spacing="normal" fo:font-style="normal" fo:font-weight="normal"/>
    </style:style>
    <style:style style:name="T22" style:family="text">
      <style:text-properties fo:font-variant="normal" fo:text-transform="none" fo:font-size="10.3999996185303pt" fo:letter-spacing="normal" fo:font-style="normal" fo:font-weight="normal" officeooo:rsid="00626ce7"/>
    </style:style>
    <style:style style:name="T23" style:family="text">
      <style:text-properties officeooo:rsid="0060f0a2" style:font-name-asian="Times New Roman2" style:font-size-complex="12pt"/>
    </style:style>
    <style:style style:name="T24" style:family="text">
      <style:text-properties officeooo:rsid="00626ce7"/>
    </style:style>
    <style:style style:name="T25" style:family="text">
      <style:text-properties officeooo:rsid="0066220a"/>
    </style:style>
    <style:style style:name="T26" style:family="text">
      <style:text-properties officeooo:rsid="0067233f"/>
    </style:style>
    <style:style style:name="T27" style:family="text">
      <style:text-properties officeooo:rsid="0067c8ba"/>
    </style:style>
    <style:style style:name="T28" style:family="text">
      <style:text-properties style:text-position="0% 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Fifth Lesson</text:p>
      <text:p text:style-name="P80"/>
      <text:p text:style-name="P119">presented Weds 30<text:span text:style-name="T1">th</text:span> Nov 2016</text:p>
      <text:p text:style-name="P119"/>
      <text:p text:style-name="P119"/>
      <text:p text:style-name="P80"/>
      <text:p text:style-name="P51">Recap of arrays</text:p>
      <text:p text:style-name="P81"/>
      <text:p text:style-name="P81">How to declare a single-dimension array</text:p>
      <text:p text:style-name="P81">How to declare a two-dimensional array</text:p>
      <text:p text:style-name="P81"/>
      <text:p text:style-name="P81">Try and re-create the declaration and initialisation of the times-table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Answer:</text:p>
      <text:p text:style-name="P81">int timesTable[][<text:span text:style-name="T25">10</text:span>] = { { 1, 2,3,4,5,6,7,8,9,10 },</text:p>
      <text:p text:style-name="P81"><text:tab/><text:tab/> <text:s text:c="9"/>{2,4,6,8,10,12,14,16,18,20},</text:p>
      <text:p text:style-name="P81"><text:tab/><text:tab/><text:tab/> ….</text:p>
      <text:p text:style-name="P81"><text:tab/><text:tab/> <text:s text:c="9"/>{10,20,30,40,50,60,70,80,90,100 }};</text:p>
      <text:p text:style-name="P81"/>
      <text:p text:style-name="P81"/>
      <text:p text:style-name="P81">Strings as arrays of characters. <text:s/>Equ<text:span text:style-name="T27">i</text:span>valence of ~</text:p>
      <text:p text:style-name="P81"/>
      <text:p text:style-name="P81"/>
      <text:p text:style-name="P81"/>
      <text:p text:style-name="P81">New topic:</text:p>
      <text:p text:style-name="P81"/>
      <text:p text:style-name="P14">Random Numbers</text:p>
      <text:p text:style-name="P1"/>
      <text:p text:style-name="P1">We need to have a look at random numbers, to do the next bit. <text:s/>Much more interesting than arrays.</text:p>
      <text:p text:style-name="P1"/>
      <text:p text:style-name="P1"/>
      <text:p text:style-name="P1">We need to include the header file that describes the random functions, they're in stdlib.</text:p>
      <text:p text:style-name="P1"/>
      <text:p text:style-name="P101">#include&lt;stdlib.h&gt;</text:p>
      <text:p text:style-name="P101"/>
      <text:p text:style-name="P101">int r;</text:p>
      <text:p text:style-name="P101"/>
      <text:p text:style-name="P101">r = rand();</text:p>
      <text:p text:style-name="P101"/>
      <text:p text:style-name="P101">printf(“%d\n”, r);</text:p>
      <text:p text:style-name="P101"/>
      <text:p text:style-name="P1"/>
      <text:p text:style-name="P1"><text:span text:style-name="T25">I</text:span>t really is simple.</text:p>
      <text:p text:style-name="P1"><text:soft-page-break/></text:p>
      <text:p text:style-name="P2">rand() returns an integer between 0 and a constant called RAND_MAX. <text:s/><text:span text:style-name="T14">In the GNU C Library, it is 214 748 364 7, which is the largest signed integer representable in 32 bits.</text:span></text:p>
      <text:p text:style-name="P1"/>
      <text:p text:style-name="P1">Lets try it out ….</text:p>
      <text:p text:style-name="P1"/>
      <text:p text:style-name="P1"/>
      <text:p text:style-name="P1"/>
      <text:p text:style-name="P1"/>
      <text:p text:style-name="P14">Practical</text:p>
      <text:p text:style-name="P1"/>
      <text:p text:style-name="P1">try out this code.</text:p>
      <text:p text:style-name="P1"/>
      <text:p text:style-name="P5"/>
      <text:p text:style-name="P24">int main(int argc, char** argv) {</text:p>
      <text:p text:style-name="P24"/>
      <text:p text:style-name="P24"><text:s text:c="4"/>int r = rand();</text:p>
      <text:p text:style-name="P24"><text:s text:c="4"/>printf("%d\n", r);</text:p>
      <text:p text:style-name="P24"/>
      <text:p text:style-name="P24"><text:s text:c="4"/>return (EXIT_SUCCESS);</text:p>
      <text:p text:style-name="P24">}</text:p>
      <text:p text:style-name="P24"/>
      <text:p text:style-name="P24"/>
      <text:p text:style-name="P1"><text:span text:style-name="T19">Run it, </text:span>What do you notice?</text:p>
      <text:p text:style-name="P1"/>
      <text:p text:style-name="P1">Print out 100 random numbers.</text:p>
      <text:p text:style-name="P1"/>
      <text:p text:style-name="P1">What do you notice?</text:p>
      <text:p text:style-name="P84">It should produce the same result<text:span text:style-name="T14">(s)</text:span> each time its run.</text:p>
      <text:p text:style-name="P1"/>
      <text:p text:style-name="P1">The problem is the random number generator is a PRNG <text:span text:style-name="T25">(pseudo-random)</text:span> one. <text:s/>It produces the same <text:span text:style-name="T17">sequence</text:span> of numbers each time.</text:p>
      <text:p text:style-name="P1"/>
      <text:p text:style-name="P8">Linear congruential generator :- <text:s/><text:span text:style-name="T20">see wikipedia</text:span></text:p>
      <text:p text:style-name="P8"/>
      <text:p text:style-name="P6"/>
      <text:p text:style-name="P6"><draw:frame draw:style-name="fr1" draw:name="Object1" text:anchor-type="as-char" svg:y="-0.386cm" svg:width="6.175cm" svg:height="0.76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12">To get the next number in sequence from the current one (Xn) :-</text:p>
      <text:p text:style-name="P12"/>
      <text:p text:style-name="P110">multiply Xn by a</text:p>
      <text:p text:style-name="P113">add c</text:p>
      <text:p text:style-name="P113">then do modulo m.</text:p>
      <text:p text:style-name="P12"/>
      <text:p text:style-name="P12"/>
      <text:p text:style-name="P11">One is this, <text:span text:style-name="T25">where :-</text:span></text:p>
      <text:p text:style-name="P11"/>
      <text:p text:style-name="P109">m = 2^31</text:p>
      <text:p text:style-name="P111"><text:span text:style-name="T23">a <text:s/>= </text:span><text:bookmark-start text:name="__DdeLink__2780_1090949852"/><text:span text:style-name="T21">1</text:span><text:span text:style-name="T22">1</text:span><text:span text:style-name="T21">03515245</text:span><text:bookmark-end text:name="__DdeLink__2780_1090949852"/></text:p>
      <text:p text:style-name="P114">c <text:s/>= 12345</text:p>
      <text:p text:style-name="P112"/>
      <text:p text:style-name="P21"/>
      <text:p text:style-name="P21">Write a c function to generate this sequence. <text:s/><text:span text:style-name="T24">We give it the old value, Xn, and it returns the next random number.</text:span></text:p>
      <text:p text:style-name="P21"/>
      <text:p text:style-name="P21">It should take an argument, <text:span text:style-name="T26">X</text:span>n, and return the value of <text:span text:style-name="T26">X</text:span>n+1</text:p>
      <text:p text:style-name="P21"/>
      <text:p text:style-name="P21">A hint :-</text:p>
      <text:p text:style-name="P21"/>
      <text:p text:style-name="P21"/>
      <text:p text:style-name="P18">unsigned long generator1(unsigned long x) {</text:p>
      <text:p text:style-name="P18"><text:s text:c="4"/>unsigned long ?</text:p>
      <text:p text:style-name="P18"><text:s text:c="4"/>unsigned long ?</text:p>
      <text:p text:style-name="P18"><text:s text:c="4"/>unsigned long ?</text:p>
      <text:p text:style-name="P18"><text:s text:c="4"/>return (?);</text:p>
      <text:p text:style-name="P18"><text:s text:c="4"/>}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A bigger hint :-</text:p>
      <text:p text:style-name="P21"/>
      <text:p text:style-name="P18">unsigned long generator1(unsigned long x) {</text:p>
      <text:p text:style-name="P18"><text:s text:c="4"/>unsigned long a = </text:p>
      <text:p text:style-name="P18"><text:s text:c="4"/>unsigned long c = </text:p>
      <text:p text:style-name="P18"><text:s text:c="4"/>unsigned long m = </text:p>
      <text:p text:style-name="P18"><text:s text:c="4"/>return (( * ) + ) % ;</text:p>
      <text:p text:style-name="P18">}</text:p>
      <text:p text:style-name="P21"/>
      <text:p text:style-name="P21">My answer :-</text:p>
      <text:p text:style-name="P21"><text:soft-page-break/></text:p>
      <text:p text:style-name="P21"/>
      <text:p text:style-name="P18">unsigned long generator1(unsigned long x) {</text:p>
      <text:p text:style-name="P18"><text:s text:c="4"/>unsigned long a = 110 351 524 5; </text:p>
      <text:p text:style-name="P18"><text:s text:c="4"/>unsigned long c = 12345;</text:p>
      <text:p text:style-name="P18"><text:s text:c="4"/>unsigned long m = 214 748 364 8;</text:p>
      <text:p text:style-name="P18"><text:s text:c="4"/>return ((a * x) + c) % m;</text:p>
      <text:p text:style-name="P18">}</text:p>
      <text:p text:style-name="P21"/>
      <text:p text:style-name="P21"/>
      <text:p text:style-name="P21"/>
      <text:p text:style-name="P21"/>
      <text:p text:style-name="P21">If you start with a seed of zero, it should produce :-</text:p>
      <text:p text:style-name="P21"/>
      <text:p text:style-name="P21"/>
      <text:p text:style-name="P21"/>
      <text:p text:style-name="P4">Seeding.</text:p>
      <text:p text:style-name="P1"/>
      <text:p text:style-name="P4">Great swathes have been written about random number generation.</text:p>
      <text:p text:style-name="P4"/>
      <text:p text:style-name="P4"/>
      <text:p text:style-name="P4">Quality of randomness. <text:s/><text:span text:style-name="T20">Not good for crypto, because it is predictable.</text:span></text:p>
      <text:p text:style-name="P4"/>
      <text:p text:style-name="P4"/>
      <text:p text:style-name="P10">So, ours produces the same output each time, because it is … what?</text:p>
      <text:p text:style-name="P10"/>
      <text:p text:style-name="P10">[Seeded with same value each time, presumably 0]</text:p>
      <text:p text:style-name="P4"/>
      <text:p text:style-name="P4"/>
      <text:p text:style-name="P1"/>
      <text:p text:style-name="P1"><text:span text:style-name="T13">Q: </text:span>What does it need?</text:p>
      <text:p text:style-name="P1"/>
      <text:p text:style-name="P85">A: different seed for each run.</text:p>
      <text:p text:style-name="P4"/>
      <text:p text:style-name="P4">Where could we get such a number, <text:span text:style-name="T20">different for each run</text:span>?</text:p>
      <text:p text:style-name="P85">Ans: one common way is some kind of time value, say, the number of milli or nano-seconds that the computer has been running. <text:s/>We would just take the last few digits of this value, and it would probably be different for each run.</text:p>
      <text:p text:style-name="P9"/>
      <text:p text:style-name="P10">Or, the time. <text:s/>Adva<text:span text:style-name="T26">n</text:span>tage is - should never be repeated!</text:p>
      <text:p text:style-name="P4"/>
      <text:p text:style-name="P4">So we do this :-</text:p>
      <text:p text:style-name="P4"/>
      <text:p text:style-name="P4"><text:tab/><text:span text:style-name="T8">srand(time(NULL));</text:span></text:p>
      <text:p text:style-name="P4"/>
      <text:p text:style-name="P4">The time() function returns the number of seconds since 00:00:00 UTC on 1<text:span text:style-name="T1">st</text:span> January 1970, as a time_t type, which is a long int value.</text:p>
      <text:p text:style-name="P4"/>
      <text:p text:style-name="P4">In full :-</text:p>
      <text:p text:style-name="P4"/>
      <text:p text:style-name="P4"><text:bookmark-start text:name="__DdeLink__1506_98053540"/></text:p>
      <text:p text:style-name="P23">int main(int argc, char** argv) {</text:p>
      <text:p text:style-name="P23"><text:s text:c="4"/>srand(time(NULL));</text:p>
      <text:p text:style-name="P23"><text:s text:c="4"/>int r = rand();</text:p>
      <text:p text:style-name="P23"><text:s text:c="4"/>printf("%d\n", r);</text:p>
      <text:p text:style-name="P23"><text:s text:c="4"/>return (EXIT_SUCCESS);</text:p>
      <text:p text:style-name="P23">}<text:bookmark-end text:name="__DdeLink__1506_98053540"/></text:p>
      <text:p text:style-name="P22"/>
      <text:p text:style-name="P22"/>
      <text:p text:style-name="P25">Next q:</text:p>
      <text:p text:style-name="P19">How do we reduce the range from 0 .. RAND_MAX, down to something more useful ?</text:p>
      <text:p text:style-name="P20"/>
      <text:p text:style-name="P1"/>
      <text:p text:style-name="P85">Answer: with a modulo, %</text:p>
      <text:p text:style-name="P4"/>
      <text:p text:style-name="P4"/>
      <text:p text:style-name="P4"/>
      <text:p text:style-name="P26">int i, <text:span text:style-name="T14">r</text:span>;</text:p>
      <text:p text:style-name="P26">srand(time(NULL));</text:p>
      <text:p text:style-name="P26">for (i = 0; i &lt; 100; i++) {</text:p>
      <text:p text:style-name="P27"><text:tab/><text:span text:style-name="T14">r = rand() % 6;</text:span><text:tab/></text:p>
      <text:p text:style-name="P27"><text:tab/>printf(“%3d”, r);</text:p>
      <text:p text:style-name="P26"><text:tab/>}</text:p>
      <text:p text:style-name="P4"/>
      <text:p text:style-name="P1"/>
      <text:p text:style-name="P1"/>
      <text:p text:style-name="P1"/>
      <text:p text:style-name="P1"/>
      <text:p text:style-name="P7">Right, now equipped with some <text:span text:style-name="T20">small </text:span>random numbers, we can do some stuff</text:p>
      <text:p text:style-name="P7"/>
      <text:p text:style-name="P3"/>
      <text:p text:style-name="P1"/>
      <text:p text:style-name="P1"/>
      <text:p text:style-name="P1"/>
      <text:p text:style-name="P1"/>
      <text:p text:style-name="P13">Statistical stuff</text:p>
      <text:p text:style-name="P29"/>
      <text:p text:style-name="P29">Looking at how the distribution of our random numbers works.</text:p>
      <text:p text:style-name="P29"/>
      <text:p text:style-name="P33">An unbiased dice (die) has an equal <text:span text:style-name="T16">probability</text:span> of turning up 1,2,3,4,5 or 6.</text:p>
      <text:p text:style-name="P29"/>
      <text:p text:style-name="P29">Get 1000 random numbers % 100, put them into bins using a 100-element array.</text:p>
      <text:p text:style-name="P29"/>
      <text:p text:style-name="P33">A bit like we did for the test scores.</text:p>
      <text:p text:style-name="P33"/>
      <text:p text:style-name="P33">Method :-</text:p>
      <text:p text:style-name="P33"/>
      <text:p text:style-name="P33">declare an array, size 6, of integers, to hold the counts.</text:p>
      <text:p text:style-name="P33">Set all entries to zero.</text:p>
      <text:p text:style-name="P33">Generate 5000 random numbers. <text:s/>For each one :-</text:p>
      <text:p text:style-name="P33"><text:tab/>Add one to the count array entry, for that number. e.g. count[5]++</text:p>
      <text:p text:style-name="P33">Print the count array, see how evenly distributed they are.</text:p>
      <text:p text:style-name="P33"/>
      <text:p text:style-name="P33">Try this out.</text:p>
      <text:p text:style-name="P33"/>
      <text:p text:style-name="P35"/>
      <text:p text:style-name="P35">What would you expect?</text:p>
      <text:p text:style-name="P35"/>
      <text:p text:style-name="P35"/>
      <text:p text:style-name="P33">What do you notice?</text:p>
      <text:p text:style-name="P33"/>
      <text:p text:style-name="P33"/>
      <text:p text:style-name="P33"/>
      <text:p text:style-name="P33"/>
      <text:p text:style-name="P33"/>
      <text:p text:style-name="P42">Try using our own random number generator.</text:p>
      <text:p text:style-name="P42"/>
      <text:p text:style-name="P42">Do you see the same results?</text:p>
      <text:p text:style-name="P42"/>
      <text:p text:style-name="P42">Now alter some of the constants, especially a.</text:p>
      <text:p text:style-name="P116"><text:soft-page-break/>END of Fifth Lesson</text:p>
      <text:p text:style-name="P120"/>
      <text:p text:style-name="P33"/>
      <text:p text:style-name="P1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29T16:50:35.827272044</meta:creation-date>
    <dc:date>2016-12-04T08:48:57.009913434</dc:date>
    <dc:creator>Mark Woodrow</dc:creator>
    <meta:editing-duration>PT8H52M52S</meta:editing-duration>
    <meta:editing-cycles>54</meta:editing-cycles>
    <meta:generator>LibreOffice/4.2.8.2$Linux_x86 LibreOffice_project/420m0$Build-2</meta:generator>
    <meta:document-statistic meta:table-count="0" meta:image-count="0" meta:object-count="1" meta:page-count="8" meta:paragraph-count="117" meta:word-count="743" meta:character-count="4102" meta:non-whitespace-character-count="3345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row>
          <mo fence="true" stretchy="false">(</mo>
          <mrow>
            <mrow>
              <mi>a</mi>
              <mrow>
                <msub>
                  <mi>X</mi>
                  <mi>n</mi>
                </msub>
                <mo stretchy="false">+</mo>
                <mtext> c</mtext>
              </mrow>
            </mrow>
          </mrow>
          <mo fence="true" stretchy="false">)</mo>
        </mrow>
      </mrow>
      <mtext>  modulo   </mtext>
      <mi>m</mi>
    </mrow>
    <annotation encoding="StarMath 5.0">
X_{n+1} = (a X_{n}  +  " c")   "  modulo   "  m</annotation>
  </semantics>
</math>
</file>